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496" officeooo:paragraph-rsid="001004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d zip2john on Zorin OS chad emoji<text:line-break/>added it to the path<text:line-break/>generated hash file</text:p>
      <text:p text:style-name="P1">ran john the ripper on hash file</text:p>
      <text:p text:style-name="P1">ensured the zip file has proper permission<text:line-break/>got the password : softballs</text:p>
      <text:p text:style-name="P1">extracted the zip using 7z.<text:line-break/>Got <text:s/>unopenable og .pdf<text:line-break/>Rm9yZW5zaWNzIGlzIGZ1bg==<text:line-break/><text:line-break/><text:line-break/><text:line-break/>Forensics is fu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2T00:28:20.589819076</meta:creation-date>
    <dc:date>2024-09-22T00:37:35.187140021</dc:date>
    <meta:editing-duration>PT9M15S</meta:editing-duration>
    <meta:editing-cycles>1</meta:editing-cycles>
    <meta:document-statistic meta:table-count="0" meta:image-count="0" meta:object-count="0" meta:page-count="1" meta:paragraph-count="4" meta:word-count="47" meta:character-count="276" meta:non-whitespace-character-count="229"/>
    <meta:generator>LibreOffice/24.8.0.3$Linux_X86_64 LibreOffice_project/480$Build-3</meta:generator>
  </office:meta>
</office:document-meta>
</file>